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paragraph-properties fo:margin-top="0in" fo:margin-bottom="0.1965in" loext:contextual-spacing="false" fo:orphans="2" fo:widows="2"/>
    </style:style>
    <style:style style:name="P5" style:family="paragraph" style:parent-style-name="Text_20_body" style:list-style-name="L1">
      <style:paragraph-properties fo:orphans="2" fo:widows="2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T1" style:family="text">
      <style:text-properties fo:font-variant="normal" fo:text-transform="none" style:font-name="Segoe UI" fo:font-size="10.5pt" fo:letter-spacing="normal" fo:font-style="normal"/>
    </style:style>
    <style:style style:name="T2" style:family="text">
      <style:text-properties fo:font-variant="normal" fo:text-transform="none" style:font-name="Segoe UI" fo:font-size="10.5pt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style:font-name="Segoe UI" fo:font-size="10.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style:font-name="Segoe U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font-name="Segoe UI" fo:font-size="10.5pt" fo:letter-spacing="normal" fo:font-style="normal" fo:font-weight="normal"/>
    </style:style>
    <style:style style:name="T6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ou'll develop a blog service which will expose REST APIs to meet the requirement as shown in below video -</text:p>
      <text:p text:style-name="P2"><text:span text:style-name="Strong_20_Emphasis"><text:span text:style-name="T3">DB Structures</text:span></text:span></text:p>
      <text:p text:style-name="P2"><text:span text:style-name="Strong_20_Emphasis"><text:span text:style-name="T5">DB Name: </text:span></text:span><text:span text:style-name="T5">blog</text:span></text:p>
      <text:p text:style-name="P2"><text:span text:style-name="T5"/></text:p>
      <text:p text:style-name="P2"><text:span text:style-name="Strong_20_Emphasis"><text:span text:style-name="T6">Table Name: </text:span></text:span><text:span text:style-name="T6">articles</text:span></text:p>
      <text:p text:style-name="P2"><text:span text:style-name="Strong_20_Emphasis"><text:span text:style-name="T6">Columns:</text:span></text:span></text:p>
      <text:p text:style-name="P1">article_id UUID(36)</text:p>
      <text:p text:style-name="P1">article_title varchar(255)</text:p>
      <text:p text:style-name="P1">description text</text:p>
      <text:p text:style-name="P1">is_featured boolean</text:p>
      <text:p text:style-name="P1">total_comments int<text:line-break/>total_likes int</text:p>
      <text:p text:style-name="P1">status ENUM(DRAFT, PUBLISHED, UNPUBLISHED)</text:p>
      <text:p text:style-name="P1">created_by UUID(36)</text:p>
      <text:p text:style-name="P1">created_at datetime</text:p>
      <text:p text:style-name="P1">updated_at datetime</text:p>
      <text:p text:style-name="P1"/>
      <text:p text:style-name="P2"><text:span text:style-name="Strong_20_Emphasis"><text:span text:style-name="T6">Table Name: </text:span></text:span><text:span text:style-name="T6">comments</text:span></text:p>
      <text:p text:style-name="P2"><text:span text:style-name="Strong_20_Emphasis"><text:span text:style-name="T6">Columns:</text:span></text:span></text:p>
      <text:p text:style-name="P1">comment_id UUID(36)</text:p>
      <text:p text:style-name="P1">article_id UUID(36) (foreign key)</text:p>
      <text:p text:style-name="P1">commentator_id UUID(36)</text:p>
      <text:p text:style-name="P1">comment varchar(255)</text:p>
      <text:p text:style-name="P1">status ENUM(PUBLISHED, UNPUBLISHED)</text:p>
      <text:p text:style-name="P1">created_at datetime</text:p>
      <text:p text:style-name="P1">updated_at datetime</text:p>
      <text:p text:style-name="P1"/>
      <text:p text:style-name="P2"><text:span text:style-name="Strong_20_Emphasis"><text:span text:style-name="T6">Table Name: </text:span></text:span><text:span text:style-name="T6">likes</text:span></text:p>
      <text:p text:style-name="P2"><text:span text:style-name="Strong_20_Emphasis"><text:span text:style-name="T6">Columns:</text:span></text:span></text:p>
      <text:p text:style-name="P1">article_id UUID(36) (foreign key)</text:p>
      <text:p text:style-name="P1">user_id UUID(36)</text:p>
      <text:p text:style-name="P1">created_at datetime</text:p>
      <text:p text:style-name="P1">updated_at datetime</text:p>
      <text:p text:style-name="P1"/>
      <text:p text:style-name="P2"><text:span text:style-name="Strong_20_Emphasis"><text:span text:style-name="T6">Table Name:</text:span></text:span><text:span text:style-name="T6"> media</text:span></text:p>
      <text:p text:style-name="P2"><text:span text:style-name="Strong_20_Emphasis"><text:span text:style-name="T6">Columns:</text:span></text:span></text:p>
      <text:p text:style-name="P1">article_id UUID(36) (foreign key)</text:p>
      <text:p text:style-name="P1">content_type varchar(120)</text:p>
      <text:p text:style-name="P1">content_name varchar(120)</text:p>
      <text:p text:style-name="P1">created_by UUID(36)</text:p>
      <text:p text:style-name="P1">created_at datetime</text:p>
      <text:p text:style-name="P1">updated_at datetime</text:p>
      <text:p text:style-name="P1"/>
      <text:p text:style-name="P4"><text:span text:style-name="Strong_20_Emphasis"><text:span text:style-name="T4">REST APIs to deliver</text:span></text:span></text:p>
      <text:list xml:id="list3703944162" text:style-name="L1">
        <text:list-item>
          <text:p text:style-name="P6"><text:span text:style-name="Strong_20_Emphasis"><text:span text:style-name="T5">ADMIN </text:span></text:span><text:span text:style-name="T5">site for all tables </text:span></text:p>
        </text:list-item>
        <text:list-item>
          <text:p text:style-name="P6"><text:span text:style-name="Strong_20_Emphasis"><text:span text:style-name="T5">GET </text:span></text:span><text:span text:style-name="T5">List of Featured Article | Top 5 | Recent (is_featured == true) | </text:span><text:span text:style-name="Strong_20_Emphasis"><text:span text:style-name="T5">Respond with: </text:span></text:span><text:span text:style-name="T5">[{articleId, articleTitle, contentType, contentName, updatedAt, totalLike, totalComment}] </text:span></text:p>
        </text:list-item>
        <text:list-item>
          <text:p text:style-name="P6"><text:span text:style-name="Strong_20_Emphasis"><text:span text:style-name="T5">GET </text:span></text:span><text:span text:style-name="T5">List of Latest Article | Recent 10 with Pagination | </text:span><text:span text:style-name="Strong_20_Emphasis"><text:span text:style-name="T5">Respond with: </text:span></text:span><text:span text:style-name="T5">[{articleId, articleTitle, contentType, contentName, updatedAt, totalLike, totalComment}] </text:span></text:p>
        </text:list-item>
        <text:list-item>
          <text:p text:style-name="P6"><text:soft-page-break/><text:span text:style-name="Strong_20_Emphasis"><text:span text:style-name="T5">GET </text:span></text:span><text:span text:style-name="T5">View Details of a single article (</text:span><text:span text:style-name="Strong_20_Emphasis"><text:span text:style-name="T5">Request Param:</text:span></text:span><text:span text:style-name="T5"> articleId, </text:span><text:span text:style-name="Strong_20_Emphasis"><text:span text:style-name="T5">Respond with: </text:span></text:span><text:span text:style-name="T5">{articleId, articleTitle, description, updatedAt, totalLike, totalComment,media[]} </text:span></text:p>
        </text:list-item>
        <text:list-item>
          <text:p text:style-name="P5"><text:span text:style-name="Strong_20_Emphasis"><text:span text:style-name="T5">GET </text:span></text:span><text:span text:style-name="T5">List of comments on any given articleId (</text:span><text:span text:style-name="Strong_20_Emphasis"><text:span text:style-name="T5">Request Param:</text:span></text:span><text:span text:style-name="T5"> articleId, </text:span><text:span text:style-name="Strong_20_Emphasis"><text:span text:style-name="T5">Respond with: </text:span></text:span><text:span text:style-name="T5">[{commentId, commentatorName, commentatorThumbnail, comment, updatedAt}]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3:52:34.528082481</meta:creation-date>
    <dc:date>2021-04-15T13:59:10.048936374</dc:date>
    <meta:editing-duration>PT6M37S</meta:editing-duration>
    <meta:editing-cycles>1</meta:editing-cycles>
    <meta:document-statistic meta:table-count="0" meta:image-count="0" meta:object-count="0" meta:page-count="2" meta:paragraph-count="43" meta:word-count="197" meta:character-count="1556" meta:non-whitespace-character-count="1403"/>
    <meta:generator>LibreOffice/6.4.6.2$Linux_X86_64 LibreOffice_project/40$Build-2</meta:generator>
  </office:meta>
</office:document-meta>
</file>